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125">
      <style:table-cell-properties style:rotation-align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Sampling date1</text:p>
          </table:table-cell>
          <table:table-cell office:value-type="string" calcext:value-type="string">
            <text:p>Sampling date2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1_0-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20-4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50-69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80-10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100-1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0-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20-4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50-69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80-10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100-1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3_0-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3_20-4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3_50-69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3_80-10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3_100-119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4_0-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2">
          <table:table-cell office:value-type="string" calcext:value-type="string">
            <text:p>AP4_20-4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4_50-7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4_80-99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4_99-120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1_0-4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1_63-8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1_83-10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1_143-16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1_163-18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2_0-4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2_43-6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2_63-8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2_123-14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2_143-16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3_0-4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3_43-6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3_63-8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3_123-14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3_143-163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5_0-4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5_50-7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5_70-9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5_130-15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5_150-170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ppi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1_veg_top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veg_below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Sph_top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1_Sph_below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veg_top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2_veg_below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3_veg_top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/>
          <table:table-cell office:value-type="string" calcext:value-type="string">
            <text:p>Mislabeled on data sheet originally as AP4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3_veg_below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/>
          <table:table-cell office:value-type="string" calcext:value-type="string">
            <text:p>Mislabeled on data sheet originally as AP4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3_Sph_top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/>
          <table:table-cell office:value-type="string" calcext:value-type="string">
            <text:p>Mislabeled on data sheet originally as AP4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3_Sph_below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/>
          <table:table-cell office:value-type="string" calcext:value-type="string">
            <text:p>Mislabeled on data sheet originally as AP4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4_veg_top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/>
          <table:table-cell office:value-type="string" calcext:value-type="string">
            <text:p>Mislabeled on data sheet originally as AP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4_veg_below</text:p>
          </table:table-cell>
          <table:table-cell/>
          <table:table-cell table:style-name="ce1" office:value-type="date" office:date-value="2024-07-13" calcext:value-type="date">
            <text:p>7/13/2024</text:p>
          </table:table-cell>
          <table:table-cell/>
          <table:table-cell table:style-name="ce2" office:value-type="string" calcext:value-type="string">
            <text:p>Mislabeled on data sheet originally as AP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1_Sph_top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1_Sph_below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1_water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2_Sph_top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2_Sph_below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2_water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3_Sph_top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3_Sph_below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3_water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5_Sph_top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5_Sph_below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5_water</text:p>
          </table:table-cell>
          <table:table-cell/>
          <table:table-cell table:style-name="ce1" office:value-type="date" office:date-value="2024-07-15" calcext:value-type="date">
            <text:p>7/15/2024</text:p>
          </table:table-cell>
          <table:table-cell office:value-type="string" calcext:value-type="string">
            <text:p>/20.07.2024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wen Jana Malin Henrich</meta:initial-creator>
    <meta:creation-date>2024-09-30T07:06:50</meta:creation-date>
    <dc:date>2024-12-04T10:08:47.318595772</dc:date>
    <meta:editing-duration>PT15M27S</meta:editing-duration>
    <meta:generator>LibreOffice/6.4.7.2$Linux_X86_64 LibreOffice_project/40$Build-2</meta:generator>
    <meta:editing-cycles>2</meta:editing-cycles>
    <meta:document-statistic meta:table-count="1" meta:cell-count="1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